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f0e2"/>
    </style:style>
    <style:style style:name="P2" style:family="paragraph" style:parent-style-name="Standard">
      <style:text-properties officeooo:rsid="0019f0e2" officeooo:paragraph-rsid="0019f0e2"/>
    </style:style>
    <style:style style:name="P3" style:family="paragraph" style:parent-style-name="Standard">
      <style:text-properties officeooo:rsid="0019f0e2" officeooo:paragraph-rsid="001bcc26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bcc26" officeooo:paragraph-rsid="001bcc2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9f0e2" officeooo:paragraph-rsid="0019f0e2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officeooo:rsid="001bcc26" officeooo:paragraph-rsid="001bcc26" fo:background-color="#cccccc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bcc26" officeooo:paragraph-rsid="001bcc26" fo:background-color="#cccccc" style:font-weight-asian="bold" style:font-weight-complex="bold"/>
    </style:style>
    <style:style style:name="P8" style:family="paragraph" style:parent-style-name="Standard">
      <style:text-properties officeooo:paragraph-rsid="001bcc26"/>
    </style:style>
    <style:style style:name="P9" style:family="paragraph" style:parent-style-name="Standard" style:list-style-name="L1">
      <style:text-properties style:text-underline-style="none" fo:font-weight="normal" officeooo:rsid="00254776" officeooo:paragraph-rsid="00254776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54776" officeooo:paragraph-rsid="00254776" style:font-weight-asian="normal" style:font-weight-complex="normal"/>
    </style:style>
    <style:style style:name="P11" style:family="paragraph" style:parent-style-name="Standard" style:list-style-name="L2">
      <style:text-properties officeooo:paragraph-rsid="001bcc26"/>
    </style:style>
    <style:style style:name="P12" style:family="paragraph" style:parent-style-name="Standard">
      <style:text-properties officeooo:rsid="00295c11" officeooo:paragraph-rsid="00295c11"/>
    </style:style>
    <style:style style:name="P13" style:family="paragraph" style:parent-style-name="Standard">
      <style:text-properties officeooo:rsid="00295c11" officeooo:paragraph-rsid="00295c11" fo:background-color="transparent"/>
    </style:style>
    <style:style style:name="T1" style:family="text">
      <style:text-properties fo:font-weight="bold" officeooo:rsid="001bcc26" style:font-weight-asian="bold" style:font-weight-complex="bold"/>
    </style:style>
    <style:style style:name="T2" style:family="text">
      <style:text-properties fo:font-weight="bold" fo:background-color="#cccccc" loext:char-shading-value="0" style:font-weight-asian="bold" style:font-weight-complex="bold"/>
    </style:style>
    <style:style style:name="T3" style:family="text">
      <style:text-properties officeooo:rsid="001bcc26"/>
    </style:style>
    <style:style style:name="T4" style:family="text">
      <style:text-properties officeooo:rsid="001e82bc"/>
    </style:style>
    <style:style style:name="T5" style:family="text">
      <style:text-properties officeooo:rsid="00254776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54776"/>
    </style:style>
    <style:style style:name="T8" style:family="text">
      <style:text-properties officeooo:rsid="002680fc"/>
    </style:style>
    <style:style style:name="T9" style:family="text">
      <style:text-properties officeooo:rsid="0027f69c"/>
    </style:style>
    <style:style style:name="T10" style:family="text">
      <style:text-properties fo:background-color="#cccccc" loext:char-shading-value="0"/>
    </style:style>
    <style:style style:name="T11" style:family="text">
      <style:text-properties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mande d<text:span text:style-name="T3">'équipement</text:span> pour le CDI – J<text:span text:style-name="T8">uin </text:span><text:s/>2016</text:p>
      <text:p text:style-name="P2"/>
      <text:p text:style-name="P2"/>
      <text:p text:style-name="P6"><text:span text:style-name="T9">ETAGERES</text:span><text:tab/><text:tab/><text:tab/><text:tab/><text:tab/><text:tab/><text:tab/><text:tab/><text:tab/><text:tab/><text:tab/><text:tab/></text:p>
      <text:p text:style-name="P2"/>
      <text:p text:style-name="P8"/>
      <text:p text:style-name="P4"><text:s/><text:span text:style-name="T4">Rayonnage</text:span> <text:span text:style-name="T4">archivage </text:span>pour petite<text:span text:style-name="T5">s</text:span> salle<text:span text:style-name="T5">s</text:span> d'archives <text:span text:style-name="T6">: </text:span><text:span text:style-name="T7">5 lieux à équiper :</text:span></text:p>
      <text:list xml:id="list3798100092312622883" text:style-name="L1">
        <text:list-item>
          <text:p text:style-name="P9">petit hall fond du CDI : une étagère haute : 79 cm disponibles</text:p>
        </text:list-item>
        <text:list-item>
          <text:p text:style-name="P9">ancien bureau des COP : espace disponible pour étagères hautes : 3 m + 2 m</text:p>
        </text:list-item>
        <text:list-item>
          <text:p text:style-name="P9">petite salle d'archives : espace disponible pour étagères hautes : 3 m + 2 m+ 1m50</text:p>
        </text:list-item>
        <text:list-item>
          <text:p text:style-name="P9">espace orientation : espace disponible pour étagères hautes : 4 m + 2 m50 + 1m35</text:p>
        </text:list-item>
        <text:list-item>
          <text:p text:style-name="P9">ancienne salle reprographie : espace disponible pour étagères hautes : 3m20 + 2 m35 + 2m55<text:tab/><text:tab/><text:tab/><text:tab/>espace disponible pour étagères basses (1 m de haut) : 2m40</text:p>
        </text:list-item>
      </text:list>
      <text:p text:style-name="P10"/>
      <text:p text:style-name="P10"/>
      <text:p text:style-name="P12"><text:span text:style-name="T2">MARCHEPIEDS</text:span><text:span text:style-name="T10"><text:tab/><text:tab/><text:tab/><text:tab/><text:tab/><text:tab/><text:tab/><text:tab/><text:tab/><text:tab/><text:tab/><text:tab/></text:span></text:p>
      <text:p text:style-name="P12"><text:span text:style-name="T10"/></text:p>
      <text:p text:style-name="P13"><text:span text:style-name="T11">2 marchepieds mobiles acier deux marches : catalogue Manutan collectivités : ref. KA02917H : 52,80 euros TTC (page 1064)</text:span></text:p>
      <text:p text:style-name="P13"><text:span text:style-name="T11"/></text:p>
      <text:p text:style-name="P7">LOGICIEL<text:tab/><text:tab/><text:tab/><text:tab/><text:tab/><text:tab/><text:tab/><text:tab/><text:tab/><text:tab/><text:tab/><text:tab/><text:tab/></text:p>
      <text:p text:style-name="P3"><text:tab/></text:p>
      <text:list xml:id="list5254376669569192087" text:style-name="L2">
        <text:list-item>
          <text:p text:style-name="P11"><text:span text:style-name="T1">Installation d'un logiciel de prise de contrôle à distance </text:span><text:span text:style-name="T3">des postes élèves (type Ultra VNC)</text:span></text:p>
          <text:p text:style-name="P11"/>
        </text:list-item>
      </text:list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4:30:26.646000000</meta:creation-date>
    <meta:editing-duration>PT28M2S</meta:editing-duration>
    <meta:editing-cycles>8</meta:editing-cycles>
    <meta:generator>LibreOffice/5.0.2.2$Windows_x86 LibreOffice_project/37b43f919e4de5eeaca9b9755ed688758a8251fe</meta:generator>
    <dc:date>2016-06-16T09:13:14.179000000</dc:date>
    <meta:print-date>2016-06-13T12:54:54.151000000</meta:print-date>
    <meta:document-statistic meta:table-count="0" meta:image-count="0" meta:object-count="0" meta:page-count="1" meta:paragraph-count="14" meta:word-count="151" meta:character-count="854" meta:non-whitespace-character-count="678"/>
  </office:meta>
</office:document-meta>
</file>